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fill="none" fo:min-height="0.567cm"/>
    </style:style>
    <style:style style:name="gr3" style:family="graphic" style:parent-style-name="standard">
      <style:graphic-properties draw:stroke="none" draw:fill="none" fo:min-height="0.564cm"/>
    </style:style>
    <style:style style:name="gr4" style:family="graphic" style:parent-style-name="standard">
      <style:graphic-properties draw:stroke="none" draw:fill="none" fo:min-height="0.242cm"/>
    </style:style>
    <style:style style:name="gr5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Ultra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fo:min-height="0.553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olygon draw:style-name="gr1" draw:text-style-name="P1" draw:layer="layout" svg:width="0cm" svg:height="0cm" svg:x="2.072cm" svg:y="1.707cm" svg:viewBox="0 0 0 0" draw:points="0,0">
          <text:p/>
        </draw:polygon>
        <draw:frame draw:style-name="gr2" draw:layer="layout" svg:width="0.973cm" svg:height="0.817cm" svg:x="4.947cm" svg:y="0.476cm">
          <draw:text-box>
            <text:p><text:span text:style-name="T1">اندر</text:span></text:p>
          </draw:text-box>
        </draw:frame>
        <draw:frame draw:style-name="gr3" draw:layer="layout" svg:width="0.973cm" svg:height="0.814cm" svg:x="6.878cm" svg:y="0.509cm">
          <draw:text-box>
            <text:p><text:span text:style-name="T1">باہر</text:span></text:p>
          </draw:text-box>
        </draw:frame>
        <draw:frame draw:style-name="gr4" draw:layer="layout" svg:width="0.973cm" svg:height="0.802cm" svg:x="5.385cm" svg:y="1.589cm">
          <draw:text-box>
            <text:p><text:span text:style-name="T1">قابو</text:span></text:p>
          </draw:text-box>
        </draw:frame>
        <draw:frame draw:style-name="gr4" draw:layer="layout" svg:width="0.973cm" svg:height="0.802cm" svg:x="1.651cm" svg:y="1.51cm">
          <draw:text-box>
            <text:p><text:span text:style-name="T1">قابو</text:span></text:p>
          </draw:text-box>
        </draw:frame>
        <draw:frame draw:style-name="gr3" draw:layer="layout" svg:width="0.973cm" svg:height="0.814cm" svg:x="2.182cm" svg:y="1.513cm">
          <draw:text-box>
            <text:p><text:span text:style-name="T1">اندر</text:span></text:p>
          </draw:text-box>
        </draw:frame>
        <draw:frame draw:style-name="gr3" draw:layer="layout" svg:width="0.973cm" svg:height="0.814cm" svg:x="2.838cm" svg:y="1.472cm">
          <draw:text-box>
            <text:p><text:span text:style-name="T1">باہر</text:span></text:p>
          </draw:text-box>
        </draw:frame>
        <draw:line draw:style-name="gr5" draw:text-style-name="P2" draw:layer="layout" svg:x1="5.615cm" svg:y1="2.956cm" svg:x2="6.467cm" svg:y2="2.956cm">
          <text:p/>
        </draw:line>
        <draw:line draw:style-name="gr5" draw:text-style-name="P2" draw:layer="layout" svg:x1="6.944cm" svg:y1="2.93cm" svg:x2="7.796cm" svg:y2="2.93cm">
          <text:p/>
        </draw:line>
        <draw:line draw:style-name="gr5" draw:text-style-name="P2" draw:layer="layout" svg:x1="6.467cm" svg:y1="2.956cm" svg:x2="6.841cm" svg:y2="2.634cm">
          <text:p/>
        </draw:line>
        <draw:line draw:style-name="gr6" draw:text-style-name="P2" draw:layer="layout" svg:x1="6.686cm" svg:y1="2.801cm" svg:x2="6.686cm" svg:y2="3.33cm">
          <text:p/>
        </draw:line>
        <draw:line draw:style-name="gr6" draw:text-style-name="P2" draw:layer="layout" svg:x1="6.699cm" svg:y1="3.356cm" svg:x2="6.015cm" svg:y2="3.356cm">
          <text:p/>
        </draw:line>
        <draw:frame draw:style-name="gr3" draw:layer="layout" svg:width="0.973cm" svg:height="0.814cm" svg:x="5.52cm" svg:y="2.336cm">
          <draw:text-box>
            <text:p><text:span text:style-name="T1">اندر</text:span></text:p>
          </draw:text-box>
        </draw:frame>
        <draw:frame draw:style-name="gr3" draw:layer="layout" svg:width="0.973cm" svg:height="0.814cm" svg:x="6.954cm" svg:y="2.271cm">
          <draw:text-box>
            <text:p><text:span text:style-name="T1">باہر</text:span></text:p>
          </draw:text-box>
        </draw:frame>
        <draw:frame draw:style-name="gr4" draw:layer="layout" svg:width="0.973cm" svg:height="0.802cm" svg:x="5.29cm" svg:y="2.891cm">
          <draw:text-box>
            <text:p><text:span text:style-name="T1">قابو</text:span></text:p>
          </draw:text-box>
        </draw:frame>
        <draw:frame draw:style-name="gr7" draw:text-style-name="P3" draw:layer="layout" svg:width="4.711cm" svg:height="1.141cm" svg:x="0.633cm" svg:y="0.424cm">
          <draw:text-box>
            <text:p><text:span text:style-name="T2">قابو </text:span><text:span text:style-name="T2">0</text:span><text:span text:style-name="T2"> ہو تو گیٹ کھلا ہوتا ہے</text:span></text:p>
            <text:p><text:span text:style-name="T2">اور </text:span><text:span text:style-name="T2">1</text:span><text:span text:style-name="T2"> ہو تو گیٹ بند ہوتا ہے</text:span></text:p>
          </draw:text-box>
        </draw:frame>
        <draw:frame draw:style-name="gr8" draw:layer="layout" svg:width="1.452cm" svg:height="1.608cm" svg:x="1.963cm" svg:y="2.1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polygon draw:style-name="gr9" draw:text-style-name="P1" draw:layer="layout" svg:width="0.387cm" svg:height="0cm" svg:x="6.455cm" svg:y="1.011cm" svg:viewBox="0 0 388 0" draw:points="0,0 388,0">
            <text:p/>
          </draw:polygon>
          <draw:g>
            <draw:polygon draw:style-name="gr10" draw:text-style-name="P1" draw:layer="layout" svg:width="0.387cm" svg:height="0cm" svg:x="5.847cm" svg:y="0.891cm" svg:viewBox="0 0 388 0" draw:points="0,0 388,0">
              <text:p/>
            </draw:polygon>
            <draw:polygon draw:style-name="gr11" draw:text-style-name="P1" draw:layer="layout" svg:width="0.387cm" svg:height="0cm" svg:x="5.847cm" svg:y="1.131cm" svg:viewBox="0 0 388 0" draw:points="0,0 388,0">
              <text:p/>
            </draw:polygon>
            <draw:path draw:style-name="gr12" draw:text-style-name="P1" draw:layer="layout" svg:width="0.123cm" svg:height="0.452cm" svg:x="6.144cm" svg:y="0.786cm" svg:viewBox="0 0 124 453" svg:d="m0 0c76 48 124 131 124 229 0 95-45 176-117 224">
              <text:p/>
            </draw:path>
          </draw:g>
          <draw:path draw:style-name="gr13" draw:text-style-name="P1" draw:layer="layout" svg:width="0.305cm" svg:height="0.222cm" svg:x="6.151cm" svg:y="0.791cm" svg:viewBox="0 0 306 223" svg:d="m0 0c147 0 267 91 306 223">
            <text:p/>
          </draw:path>
          <draw:path draw:style-name="gr14" draw:text-style-name="P1" draw:layer="layout" svg:width="-0.305cm" svg:height="-0.222cm" svg:x="6.458cm" svg:y="1.233cm" svg:viewBox="0 0 -306 -223" svg:d="m306 0c-147 0-267 91-306 223">
            <text:p/>
          </draw:path>
        </draw:g>
        <draw:line draw:style-name="gr5" draw:text-style-name="P2" draw:layer="layout" svg:x1="5.847cm" svg:y1="1.129cm" svg:x2="5.847cm" svg:y2="1.75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16:44</dc:date>
    <dc:creator>khalid khan</dc:creator>
    <meta:editing-duration>PT5H28M28S</meta:editing-duration>
    <meta:editing-cycles>25</meta:editing-cycles>
    <meta:generator>LibreOffice/3.4$Linux LibreOffice_project/340m1$Build-402</meta:generator>
    <meta:document-statistic meta:object-count="26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1 #
alignl 1 phantom{0} 0 phantom{00} 1 #
alignl 1 phantom{0} 1 phantom{00} 1
}</annotation>
  </semantics>
</math>
</file>